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6.1327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8575in"/>
    </style:style>
    <style:style style:name="co6" style:family="table-column">
      <style:table-column-properties fo:break-before="auto" style:column-width="2.00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  <table:table-cell office:value-type="string" calcext:value-type="string">
            <text:p>Mouser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3,R12,R10,R21</text:p>
          </table:table-cell>
          <table:table-cell office:value-type="string" calcext:value-type="string">
            <text:p>R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 table:number-columns-repeated="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3</text:p>
          </table:table-cell>
          <table:table-cell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R9,R8,R3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k2</text:p>
          </table:table-cell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N72_10X10_LAT-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I9022ACNU</text:p>
          </table:table-cell>
          <table:table-cell office:value-type="string" calcext:value-type="string">
            <text:p>SII9022ACNU-ND</text:p>
          </table:table-cell>
          <table:table-cell office:value-type="string" calcext:value-type="string">
            <text:p>842-SII9022ACNU 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R7,R24,R30,R61,R46,R63,R26,R62,R4,R23,R45,R1,R15,R47,R29,R25,R2,R16,R60,R28,R27</text:p>
          </table:table-cell>
          <table:table-cell office:value-type="string" calcext:value-type="string">
            <text:p>R_0402_1005Metri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k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XZCMEDGCBD110W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XZCMEDGCBD110W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15,C19,C16,C22,C21,C13,C10,C17,C11,C12,C20,C14,C18,C6,C5,C4,C3,C2,C1,C7,C8,C29,C30</text:p>
          </table:table-cell>
          <table:table-cell office:value-type="string" calcext:value-type="string">
            <text:p>C_0402_1005Met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n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R</text:p>
          </table:table-cell>
          <table:table-cell table:number-columns-repeated="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</text:p>
          </table:table-cell>
          <table:table-cell table:number-columns-repeated="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R</text:p>
          </table:table-cell>
          <table:table-cell table:number-columns-repeated="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4R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Q15,Q6,Q4,Q16,Q17,Q3,Q1,Q11,Q13,Q2,Q10,Q14,Q8,Q12,Q7,Q9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54BQ</text:p>
          </table:table-cell>
          <table:table-cell office:value-type="string" calcext:value-type="string">
            <text:p>1727-6583-1-ND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  <table:table-cell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k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J3,J6</text:p>
          </table:table-cell>
          <table:table-cell office:value-type="string" calcext:value-type="string">
            <text:p>PinSocket_1x06_P2.54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6_Socket</text:p>
          </table:table-cell>
          <table:table-cell office:value-type="string" calcext:value-type="string">
            <text:p>SAM1225-06-ND</text:p>
          </table:table-cell>
          <table:table-cell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C25,C26,C28,C24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  <table:table-cell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  <table:table-cell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491.52-BN-TR</text:p>
          </table:table-cell>
          <table:table-cell office:value-type="string" calcext:value-type="string">
            <text:p>50-ECS-2520MV-491.52-BN-CT-ND</text:p>
          </table:table-cell>
          <table:table-cell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uF</text:p>
          </table:table-cell>
          <table:table-cell table:style-name="ce1" office:value-type="string" calcext:value-type="string">
            <text:p>399-C0402C335M7PAC7867TR-ND</text:p>
          </table:table-cell>
          <table:table-cell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OSCCC700X500X180-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LV-3I-74M2500</text:p>
          </table:table-cell>
          <table:table-cell office:value-type="string" calcext:value-type="string">
            <text:p>110-CB3LV-3I-74M250000CT-ND</text:p>
          </table:table-cell>
          <table:table-cell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  <table:table-cell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Socket_2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S5520-ND</text:p>
          </table:table-cell>
          <table:table-cell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  <table:table-cell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B3U-1000P_O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U-1000P</text:p>
          </table:table-cell>
          <table:table-cell office:value-type="string" calcext:value-type="string">
            <text:p>SW1020CT-ND</text:p>
          </table:table-cell>
          <table:table-cell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  <table:table-cell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 table:number-columns-repeated="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  <table:table-cell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  <table:table-cell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table:number-columns-repeated="2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SOP50P490X110-11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1666AUBV</text:p>
          </table:table-cell>
          <table:table-cell office:value-type="string" calcext:value-type="string">
            <text:p>MAX11666AUB/V+-ND</text:p>
          </table:table-cell>
          <table:table-cell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D123,D122,D1,D124</text:p>
          </table:table-cell>
          <table:table-cell office:value-type="string" calcext:value-type="string">
            <text:p>D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A0530Q_R1_00001</text:p>
          </table:table-cell>
          <table:table-cell office:value-type="string" calcext:value-type="string">
            <text:p>3757-SBA0530Q_R1_00001CT-ND </text:p>
          </table:table-cell>
          <table:table-cell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  <table:table-cell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C_FSUSB30UM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USB30UMX</text:p>
          </table:table-cell>
          <table:table-cell office:value-type="string" calcext:value-type="string">
            <text:p>FSUSB30UMXCT-ND</text:p>
          </table:table-cell>
          <table:table-cell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  <table:table-cell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table:number-columns-repeated="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  <table:table-cell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 table:number-columns-repeated="2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E5U-85F-6BG381x</text:p>
          </table:table-cell>
          <table:table-cell office:value-type="string" calcext:value-type="string">
            <text:p>LFE5U-85F-6BG381C</text:p>
          </table:table-cell>
          <table:table-cell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1092-1200-ND</text:p>
          </table:table-cell>
          <table:table-cell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  <table:table-cell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R112,R11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table:number-columns-repeated="2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T65P280X100-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632CTS8-LZ12TRMPBF</text:p>
          </table:table-cell>
          <table:table-cell office:value-type="string" calcext:value-type="string">
            <text:p>505-LTC2632CTS8-LZ12#TRMPBFCT-ND</text:p>
          </table:table-cell>
          <table:table-cell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 table:number-columns-repeated="2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  <table:table-cell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  <table:table-cell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  <table:table-cell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  <table:table-cell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AMTEC_QSE-020-01-X-D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SE-020-01-XXX-D</text:p>
          </table:table-cell>
          <table:table-cell office:value-type="string" calcext:value-type="string">
            <text:p>612-QSE-020-01-F-D-A-CT-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0T12:50:09.245872562</dc:date>
    <meta:editing-duration>PT27M20S</meta:editing-duration>
    <meta:editing-cycles>4</meta:editing-cycles>
    <meta:generator>LibreOffice/7.3.7.2$Linux_X86_64 LibreOffice_project/30$Build-2</meta:generator>
    <meta:document-statistic meta:table-count="1" meta:cell-count="291" meta:object-count="0"/>
  </office:meta>
</office:document-meta>
</file>